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AB6862D59EF3F3E6.png" manifest:media-type="image/pn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0.639cm" fo:min-width="1.405cm"/>
    </style:style>
    <style:style style:name="gr2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2.29cm" fo:min-width="1.40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2.238cm" fo:min-width="1.35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3.254cm" fo:min-width="1.35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5.159cm" fo:min-width="1.353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1b1b1b" draw:marker-start-width="0.279cm" draw:marker-end-width="0.279cm" svg:stroke-opacity="100%" draw:fill="solid" draw:fill-color="#729fcf" draw:textarea-horizontal-align="justify" draw:textarea-vertical-align="middle" draw:auto-grow-height="false" fo:min-height="1.73cm" fo:min-width="1.35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1b1b1b" draw:marker-start-width="0.279cm" draw:marker-end-width="0.279cm" svg:stroke-opacity="100%" draw:fill="solid" draw:fill-color="#729fcf" draw:textarea-horizontal-align="justify" draw:textarea-vertical-align="middle" draw:auto-grow-height="false" fo:min-height="1.73cm" fo:min-width="1.35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1b1b1b" draw:marker-start-width="0.279cm" draw:marker-end-width="0.279cm" svg:stroke-opacity="100%" draw:fill="solid" draw:fill-color="#729fcf" draw:textarea-horizontal-align="justify" draw:textarea-vertical-align="middle" draw:auto-grow-height="false" fo:min-height="0.206cm" fo:min-width="1.35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1b1b1b" draw:marker-start-width="0.279cm" draw:marker-end-width="0.279cm" svg:stroke-opacity="100%" draw:fill="solid" draw:fill-color="#729fcf" draw:textarea-horizontal-align="justify" draw:textarea-vertical-align="middle" draw:auto-grow-height="false" fo:min-height="3.127cm" fo:min-width="1.353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loext:graphic-properties draw:fill="gradient" draw:fill-gradient-name="Gradient_20_10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0.889cm" svg:x="4.81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0.889cm" svg:x="10.525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0.889cm" svg:x="16.24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2.54cm" svg:x="2.90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27cm" svg:x="4.81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2.54cm" svg:x="8.62cm" svg:y="5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3.556cm" svg:x="10.525cm" svg:y="4.4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2.54cm" svg:x="14.335cm" svg:y="5.4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5cm" svg:height="5.461cm" svg:x="16.24cm" svg:y="2.5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05cm" svg:height="2.032cm" svg:x="8.62cm" svg:y="3.4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905cm" svg:height="2.032cm" svg:x="8.62cm" svg:y="3.413cm">
          <text:p text:style-name="P4"><text:s text:c="8"/>0.5=&gt;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905cm" svg:height="2.032cm" svg:x="2.905cm" svg:y="3.413cm">
          <text:p text:style-name="P4"><text:s text:c="8"/>1.0=&gt;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905cm" svg:height="2.032cm" svg:x="14.335cm" svg:y="3.413cm">
          <text:p text:style-name="P4"><text:s text:c="8"/>0.0=&gt;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2.54cm" svg:x="2.905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27cm" svg:x="4.81cm" svg:y="14.8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2.54cm" svg:x="8.62cm" svg:y="13.5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2.54cm" svg:x="14.335cm" svg:y="13.5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905cm" svg:height="2.032cm" svg:x="2.905cm" svg:y="11.541cm">
          <text:p text:style-name="P4"><text:s text:c="7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905cm" svg:height="2.032cm" svg:x="4.81cm" svg:y="12.811cm">
          <text:p text:style-name="P4"><text:s text:c="7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27cm" svg:x="10.525cm" svg:y="14.8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2.54cm" svg:x="2.904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27cm" svg:x="4.809cm" svg:y="14.8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27cm" svg:x="16.24cm" svg:y="14.8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905cm" svg:height="2.032cm" svg:x="8.62cm" svg:y="11.541cm">
          <text:p text:style-name="P4"><text:s text:c="7"/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905cm" svg:height="0.508cm" svg:x="10.525cm" svg:y="14.335cm">
          <text:p text:style-name="P4"><text:s text:c="7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905cm" svg:height="3.429cm" svg:x="16.24cm" svg:y="11.414cm">
          <text:p text:style-name="P4"><text:s text:c="7"/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905cm" svg:height="0.508cm" svg:x="14.335cm" svg:y="13.065cm">
          <text:p text:style-name="P4"><text:s text:c="7"/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4.783cm" svg:y1="11.541cm" svg:x2="4.783cm" svg:y2="12.811cm">
          <text:p/>
        </draw:line>
        <draw:line draw:style-name="gr11" draw:text-style-name="P5" draw:layer="layout" svg:x1="10.525cm" svg:y1="11.541cm" svg:x2="10.525cm" svg:y2="13.573cm">
          <text:p/>
        </draw:line>
        <draw:line draw:style-name="gr11" draw:text-style-name="P5" draw:layer="layout" svg:x1="16.24cm" svg:y1="11.414cm" svg:x2="16.24cm" svg:y2="13.065cm">
          <text:p/>
        </draw:line>
        <draw:frame draw:style-name="gr12" draw:text-style-name="P7" draw:layer="layout" svg:width="1.778cm" svg:height="1.524cm" svg:x="4.937cm" svg:y="10.906cm">
          <draw:text-box>
            <text:p text:style-name="P6"><text:span text:style-name="T1">+</text:span></text:p>
          </draw:text-box>
        </draw:frame>
        <draw:frame draw:style-name="gr12" draw:text-style-name="P7" draw:layer="layout" svg:width="1.778cm" svg:height="1.524cm" svg:x="4.937cm" svg:y="10.906cm">
          <draw:text-box>
            <text:p text:style-name="P6"><text:span text:style-name="T1">+</text:span></text:p>
          </draw:text-box>
        </draw:frame>
        <draw:frame draw:style-name="gr12" draw:text-style-name="P7" draw:layer="layout" svg:width="1.778cm" svg:height="1.524cm" svg:x="10.525cm" svg:y="10.906cm">
          <draw:text-box>
            <text:p text:style-name="P6"><text:span text:style-name="T1">+</text:span></text:p>
          </draw:text-box>
        </draw:frame>
        <draw:frame draw:style-name="gr12" draw:text-style-name="P7" draw:layer="layout" svg:width="1.778cm" svg:height="1.524cm" svg:x="4.937cm" svg:y="10.906cm">
          <draw:text-box>
            <text:p text:style-name="P6"><text:span text:style-name="T1">+</text:span></text:p>
          </draw:text-box>
        </draw:frame>
        <draw:frame draw:style-name="gr12" draw:text-style-name="P7" draw:layer="layout" svg:width="1.778cm" svg:height="1.524cm" svg:x="14.462cm" svg:y="10.906cm">
          <draw:text-box>
            <text:p text:style-name="P6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0" draw:display-name="Gradient 10" draw:style="linear" draw:start-color="#fffffe" draw:end-color="#004f9e" draw:start-intensity="100%" draw:end-intensity="100%" draw:angle="0" draw:border="0%"/>
    <draw:gradient draw:name="Gradient_20_2" draw:display-name="Gradient 2" draw:style="linear" draw:start-color="#fffffe" draw:end-color="#4e9a06" draw:start-intensity="100%" draw:end-intensity="100%" draw:angle="300" draw:border="0%"/>
    <draw:gradient draw:name="Gradient_20_3" draw:display-name="Gradient 3" draw:style="linear" draw:start-color="#fffffe" draw:end-color="#0000ff" draw:start-intensity="100%" draw:end-intensity="100%" draw:angle="300" draw:border="0%"/>
    <draw:gradient draw:name="Gradient_20_4" draw:display-name="Gradient 4" draw:style="linear" draw:start-color="#fffffe" draw:end-color="#007ffe" draw:start-intensity="100%" draw:end-intensity="100%" draw:angle="300" draw:border="0%"/>
    <draw:gradient draw:name="Gradient_20_5" draw:display-name="Gradient 5" draw:style="linear" draw:start-color="#fffffe" draw:end-color="#009c9c" draw:start-intensity="100%" draw:end-intensity="100%" draw:angle="300" draw:border="0%"/>
    <draw:gradient draw:name="Gradient_20_6" draw:display-name="Gradient 6" draw:style="linear" draw:start-color="#fffffe" draw:end-color="#0062c4" draw:start-intensity="100%" draw:end-intensity="100%" draw:angle="300" draw:border="0%"/>
    <draw:gradient draw:name="Gradient_20_7" draw:display-name="Gradient 7" draw:style="linear" draw:start-color="#fffffe" draw:end-color="#4e9a06" draw:start-intensity="100%" draw:end-intensity="100%" draw:angle="300" draw:border="0%"/>
    <draw:gradient draw:name="Gradient_20_8" draw:display-name="Gradient 8" draw:style="linear" draw:start-color="#fffffe" draw:end-color="#007c7c" draw:start-intensity="100%" draw:end-intensity="100%" draw:angle="300" draw:border="0%"/>
    <draw:gradient draw:name="Gradient_20_9" draw:display-name="Gradient 9" draw:style="linear" draw:start-color="#fffffe" draw:end-color="#004f9e" draw:start-intensity="100%" draw:end-intensity="100%" draw:angle="300" draw:border="0%"/>
    <draw:gradient draw:name="Tango_20_Green" draw:display-name="Tango Green" draw:style="linear" draw:start-color="#0000ff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fill-image draw:name="_35__20_Percent" draw:display-name="5 Percent" xlink:href="Pictures/100000000000000800000008B2AA4E6A4F6D2D73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9:21:04.833859958</meta:creation-date>
    <dc:date>2018-05-28T09:38:10.445378487</dc:date>
    <meta:editing-duration>PT8M58S</meta:editing-duration>
    <meta:editing-cycles>2</meta:editing-cycles>
    <meta:generator>LibreOffice/5.3.7.2.0$Linux_X86_64 LibreOffice_project/30$Build-2</meta:generator>
    <meta:document-statistic meta:object-count="35"/>
  </office:meta>
</office:document-meta>
</file>